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17.26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3.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0000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</office:automatic-styles>
  <office:body>
    <office:spreadsheet>
      <table:table table:name="per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/>
          <table:table-cell office:value-type="string">
            <text:p>id</text:p>
          </table:table-cell>
          <table:table-cell office:value-type="string">
            <text:p>desc</text:p>
          </table:table-cell>
          <table:table-cell table:style-name="ce7" office:value-type="string">
            <text:p>typ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RUCIFIX</text:p>
          </table:table-cell>
          <table:table-cell office:value-type="string">
            <text:p>Teleport upon contact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GNET_RED</text:p>
          </table:table-cell>
          <table:table-cell table:style-name="Default" office:value-type="string">
            <text:p>The level empties when there are only 5 tokens remaining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AMOND</text:p>
          </table:table-cell>
          <table:table-cell office:value-type="string">
            <text:p>+5 points per coin collected ( 50 max )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WOOD_ROD</text:p>
          </table:table-cell>
          <table:table-cell office:value-type="string">
            <text:p>+1 x Extra Bonus generated per level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>
            <text:p>MAGNET_BLUE</text:p>
          </table:table-cell>
          <table:table-cell table:style-name="Default" office:value-type="string">
            <text:p>Collects all tokens in the zone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CE_ROD</text:p>
          </table:table-cell>
          <table:table-cell office:value-type="string">
            <text:p>Freezes all monsters in the level for a few seconds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JUMP</text:p>
          </table:table-cell>
          <table:table-cell office:value-type="string">
            <text:p>1x jump per level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$EOF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1">
          <table:table-cell/>
          <table:table-cell table:style-name="ce3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DIAMOND</text:p>
          </table:table-cell>
          <table:table-cell office:value-type="string">
            <text:p>+5 points for every coin collected in a row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BOOTS</text:p>
          </table:table-cell>
          <table:table-cell office:value-type="string">
            <text:p>+1 jump at the start of every level</text:p>
          </table:table-cell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Default"/>
          <table:table-cell table:style-name="ce8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6"/>
          <table:table-cell table:number-columns-repeated="1020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6549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onu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ce8"/>
        <table:table-column table:style-name="co5" table:default-cell-style-name="ce8"/>
        <table:table-column table:style-name="co5" table:number-columns-repeated="1017" table:default-cell-style-name="Default"/>
        <table:table-row table:style-name="ro1">
          <table:table-cell table:style-name="ce1"/>
          <table:table-cell office:value-type="string">
            <text:p>id</text:p>
          </table:table-cell>
          <table:table-cell table:style-name="ce4" office:value-type="string">
            <text:p>desc</text:p>
          </table:table-cell>
          <table:table-cell table:style-name="ce10" office:value-type="string">
            <text:p>we</text:p>
          </table:table-cell>
          <table:table-cell table:style-name="ce10" office:value-type="string">
            <text:p>stock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OOVER</text:p>
          </table:table-cell>
          <table:table-cell table:style-name="ce4" office:value-type="string">
            <text:p>Sucks up all remaining coins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BONUS</text:p>
          </table:table-cell>
          <table:table-cell table:style-name="ce4" office:value-type="string">
            <text:p>Random Bonus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VOODOO</text:p>
          </table:table-cell>
          <table:table-cell table:style-name="ce4" office:value-type="string">
            <text:p>Monsters will flee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UCIFIX</text:p>
          </table:table-cell>
          <table:table-cell table:style-name="ce4" office:value-type="string">
            <text:p>Teleport upon contact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AMOND_RED</text:p>
          </table:table-cell>
          <table:table-cell table:style-name="ce4" office:value-type="string">
            <text:p>The maximum score per coin is increased by 20 pts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CE_ROD</text:p>
          </table:table-cell>
          <table:table-cell table:style-name="ce4" office:value-type="string">
            <text:p>Freezes all monsters in the level for a few seconds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BOOTS</text:p>
          </table:table-cell>
          <table:table-cell table:style-name="ce4" office:value-type="string">
            <text:p>+2 jumps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LEAF</text:p>
          </table:table-cell>
          <table:table-cell table:style-name="ce4" office:value-type="string">
            <text:p>Increases the speed of the Hero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GNET_BLUE</text:p>
          </table:table-cell>
          <table:table-cell office:value-type="string">
            <text:p>Collects all tokens in the zone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9"/>
          <table:table-cell office:value-type="string">
            <text:p>ANVIL</text:p>
          </table:table-cell>
          <table:table-cell office:value-type="string">
            <text:p>Destroys all remaining jumps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"/>
          <table:table-cell office:value-type="string">
            <text:p>SKULL</text:p>
          </table:table-cell>
          <table:table-cell office:value-type="string">
            <text:p>Makes a skull appear on the level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$EOF</text:p>
          </table:table-cell>
          <table:table-cell table:style-name="ce2"/>
          <table:table-cell table:style-name="ce5"/>
          <table:table-cell table:style-name="ce11" table:number-columns-repeated="2"/>
          <table:table-cell table:style-name="ce2" table:number-columns-repeated="1017"/>
        </table:table-row>
        <table:table-row table:style-name="ro1">
          <table:table-cell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MAGNET_RED</text:p>
          </table:table-cell>
          <table:table-cell office:value-type="string">
            <text:p>The level empties when there are only 5 tokens remaining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WOOD_ROD</text:p>
          </table:table-cell>
          <table:table-cell table:style-name="ce4" office:value-type="string">
            <text:p>+1 x Extra Bonus generated per level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 table:number-rows-repeated="65496"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983047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18/12/2012</text:date>, <text:time>15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5H21M44S</meta:editing-duration>
    <meta:editing-cycles>542</meta:editing-cycles>
    <meta:generator>OpenOffice.org/3.4$Win32 OpenOffice.org_project/340m1$Build-9590</meta:generator>
    <dc:date>2012-12-18T15:01:45.78</dc:date>
    <dc:creator>Alex Dodds</dc:creator>
    <meta:document-statistic meta:table-count="2" meta:cell-count="77" meta:object-count="0"/>
    <meta:user-defined meta:name="Info 1"/>
    <meta:user-defined meta:name="Info 2"/>
    <meta:user-defined meta:name="Info 3"/>
    <meta:user-defined meta:name="Info 4"/>
  </office:meta>
</office:document-meta>
</file>